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officeooo:rsid="002d1a6d" officeooo:paragraph-rsid="002d1a6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2d1a6d" style:font-weight-asian="normal" style:font-weight-complex="normal"/>
    </style:style>
    <style:style style:name="P21" style:family="paragraph" style:parent-style-name="Text_20_body">
      <style:text-properties fo:font-weight="normal" officeooo:rsid="002d1a6d" officeooo:paragraph-rsid="002d995b" style:font-weight-asian="normal" style:font-weight-complex="normal"/>
    </style:style>
    <style:style style:name="P22" style:family="paragraph" style:parent-style-name="Text_20_body">
      <style:text-properties fo:font-weight="normal" officeooo:rsid="002d995b" officeooo:paragraph-rsid="002d995b" style:font-weight-asian="normal" style:font-weight-complex="normal"/>
    </style:style>
    <style:style style:name="P23" style:family="paragraph" style:parent-style-name="Text_20_body">
      <style:text-properties fo:font-weight="normal" officeooo:paragraph-rsid="00359dff" style:font-weight-asian="normal" style:font-weight-complex="normal"/>
    </style:style>
    <style:style style:name="P24" style:family="paragraph" style:parent-style-name="Text_20_body">
      <style:text-properties officeooo:rsid="002d995b" officeooo:paragraph-rsid="002d995b"/>
    </style:style>
    <style:style style:name="P25" style:family="paragraph" style:parent-style-name="Text_20_body">
      <style:paragraph-properties fo:text-align="start" style:justify-single-word="false"/>
      <style:text-properties officeooo:rsid="002d995b" officeooo:paragraph-rsid="002d995b"/>
    </style:style>
    <style:style style:name="P26" style:family="paragraph" style:parent-style-name="Text_20_body">
      <style:text-properties officeooo:rsid="002f3517" officeooo:paragraph-rsid="002f3517"/>
    </style:style>
    <style:style style:name="P27" style:family="paragraph" style:parent-style-name="Text_20_body">
      <style:text-properties officeooo:rsid="002bfe51" officeooo:paragraph-rsid="002d1a6d"/>
    </style:style>
    <style:style style:name="P28" style:family="paragraph" style:parent-style-name="Text_20_body">
      <style:text-properties officeooo:rsid="002f88f6"/>
    </style:style>
    <style:style style:name="P29" style:family="paragraph" style:parent-style-name="Text_20_body">
      <style:text-properties officeooo:rsid="002f88f6" officeooo:paragraph-rsid="002f88f6"/>
    </style:style>
    <style:style style:name="P30" style:family="paragraph" style:parent-style-name="Text_20_body">
      <style:text-properties officeooo:rsid="00300d6a" officeooo:paragraph-rsid="00300d6a"/>
    </style:style>
    <style:style style:name="P31" style:family="paragraph" style:parent-style-name="Text_20_body">
      <style:text-properties officeooo:rsid="00311dff" officeooo:paragraph-rsid="00311dff"/>
    </style:style>
    <style:style style:name="P32" style:family="paragraph" style:parent-style-name="Text_20_body">
      <style:text-properties officeooo:rsid="00320e2c" officeooo:paragraph-rsid="00320e2c"/>
    </style:style>
    <style:style style:name="P33" style:family="paragraph" style:parent-style-name="Text_20_body">
      <style:text-properties officeooo:rsid="0032140e" officeooo:paragraph-rsid="0032140e"/>
    </style:style>
    <style:style style:name="P34" style:family="paragraph" style:parent-style-name="Text_20_body">
      <style:text-properties officeooo:rsid="0032e23b" officeooo:paragraph-rsid="0032e23b"/>
    </style:style>
    <style:style style:name="P35" style:family="paragraph" style:parent-style-name="Text_20_body">
      <style:text-properties officeooo:rsid="0033031e" officeooo:paragraph-rsid="0033031e"/>
    </style:style>
    <style:style style:name="P36" style:family="paragraph" style:parent-style-name="Text_20_body">
      <style:text-properties officeooo:rsid="00344d0b" officeooo:paragraph-rsid="00344d0b"/>
    </style:style>
    <style:style style:name="P37" style:family="paragraph" style:parent-style-name="Text_20_body">
      <style:text-properties officeooo:paragraph-rsid="00344d0b"/>
    </style:style>
    <style:style style:name="P38"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39"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40"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41"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42"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43"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44"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45"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46"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47"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48" style:family="paragraph" style:parent-style-name="Text_20_body">
      <style:text-properties officeooo:rsid="00344d0b" officeooo:paragraph-rsid="00344d0b"/>
    </style:style>
    <style:style style:name="P49" style:family="paragraph" style:parent-style-name="Text_20_body">
      <style:text-properties officeooo:rsid="00359dff" officeooo:paragraph-rsid="00359dff"/>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officeooo:paragraph-rsid="0036be99" style:font-weight-asian="normal" style:font-weight-complex="normal"/>
    </style:style>
    <style:style style:name="P52" style:family="paragraph" style:parent-style-name="Text_20_body">
      <style:text-properties officeooo:paragraph-rsid="003797eb"/>
    </style:style>
    <style:style style:name="P53" style:family="paragraph" style:parent-style-name="Text_20_body">
      <style:text-properties officeooo:paragraph-rsid="003cb76b"/>
    </style:style>
    <style:style style:name="P54" style:family="paragraph" style:parent-style-name="Text_20_body">
      <style:text-properties officeooo:rsid="003cffc2" officeooo:paragraph-rsid="003cffc2"/>
    </style:style>
    <style:style style:name="P55" style:family="paragraph" style:parent-style-name="Text_20_body">
      <style:text-properties officeooo:paragraph-rsid="003cffc2"/>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officeooo:rsid="00197e48"/>
    </style:style>
    <style:style style:name="T13" style:family="text">
      <style:text-properties officeooo:rsid="001b3c61"/>
    </style:style>
    <style:style style:name="T14" style:family="text">
      <style:text-properties officeooo:rsid="001de50c"/>
    </style:style>
    <style:style style:name="T15" style:family="text">
      <style:text-properties officeooo:rsid="0020db95"/>
    </style:style>
    <style:style style:name="T16" style:family="text">
      <style:text-properties officeooo:rsid="00242bf7"/>
    </style:style>
    <style:style style:name="T17" style:family="text">
      <style:text-properties officeooo:rsid="0028b9b6"/>
    </style:style>
    <style:style style:name="T18" style:family="text">
      <style:text-properties officeooo:rsid="002bfe51"/>
    </style:style>
    <style:style style:name="T19" style:family="text">
      <style:text-properties officeooo:rsid="002d1a6d"/>
    </style:style>
    <style:style style:name="T20" style:family="text">
      <style:text-properties officeooo:rsid="002d995b"/>
    </style:style>
    <style:style style:name="T21" style:family="text">
      <style:text-properties officeooo:rsid="002f3517"/>
    </style:style>
    <style:style style:name="T22" style:family="text">
      <style:text-properties officeooo:rsid="00311dff"/>
    </style:style>
    <style:style style:name="T23" style:family="text">
      <style:text-properties officeooo:rsid="0032140e"/>
    </style:style>
    <style:style style:name="T24" style:family="text">
      <style:text-properties officeooo:rsid="0033031e"/>
    </style:style>
    <style:style style:name="T25" style:family="text">
      <style:text-properties officeooo:rsid="00344d0b"/>
    </style:style>
    <style:style style:name="T26" style:family="text">
      <style:text-properties officeooo:rsid="00359dff"/>
    </style:style>
    <style:style style:name="T27" style:family="text">
      <style:text-properties fo:font-weight="bold" style:font-weight-asian="bold" style:font-weight-complex="bold"/>
    </style:style>
    <style:style style:name="T28" style:family="text">
      <style:text-properties officeooo:rsid="0036be99"/>
    </style:style>
    <style:style style:name="T29" style:family="text">
      <style:text-properties officeooo:rsid="003797eb"/>
    </style:style>
    <style:style style:name="T30" style:family="text">
      <style:text-properties officeooo:rsid="003b0bfd"/>
    </style:style>
    <style:style style:name="T31" style:family="text">
      <style:text-properties officeooo:rsid="003cb76b"/>
    </style:style>
    <style:style style:name="T32" style:family="text">
      <style:text-properties officeooo:rsid="003cff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3353154569" text:style-name="L1">
        <text:list-item>
          <text:p text:style-name="P38">Wybierz innego BG. Z nieznanych Tobie powodów, ta postać jest kompletnie odporna na Twoje zdolności specjalizacji, niezależnie od tego, czy pragniesz mu nimi pomóc, czy zagrozić.</text:p>
        </text:list-item>
        <text:list-item>
          <text:p text:style-name="P38">Wybierz innego BG. Wiedziałeś o jego istnieniu przez lata, ale nie sądziłeś, że on Ciebie znał.</text:p>
        </text:list-item>
        <text:list-item>
          <text:p text:style-name="P38">Wybierz innego BG. Zawsze chcesz mu zaimponować, ale sam nie wiesz czemu.</text:p>
        </text:list-item>
        <text:list-item>
          <text:p text:style-name="P38">Wybierz innego BG. Ta postać ma nawyk, który Cię wkurza, ale poza tym jesteś pod wrażeniem jej zdolności.</text:p>
        </text:list-item>
        <text:list-item>
          <text:p text:style-name="P38">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38">Wybierz innego BG. Jeśli znajduje się on w <text:span text:style-name="T13">bliski zasięgu kiedy walczysz, czasami zapewnia on atut, a czasami utrudnia Twój test na atak (szansa 50% na jedno lub drugie, rzucane raz na walkę).</text:span></text:p>
        </text:list-item>
        <text:list-item>
          <text:p text:style-name="P39">Wybierz innego BG. <text:span text:style-name="T13">Kiedyś ocaliłeś mu życie i teraz ma dług wdzięczności. Nie jesteś z tego jakoś bardzo zachwycony – zrobiłeś, co należało zrobić i tyle.</text:span></text:p>
        </text:list-item>
        <text:list-item>
          <text:p text:style-name="P40">Wybierz innego BG. Ta postać ostatnio Cię wyśmiała, co naprawdę Cię zraniło. Jak zamierzasz sobie z tym poradzić (jeśli w ogóle) zależy od Ciebie.</text:p>
        </text:list-item>
        <text:list-item>
          <text:p text:style-name="P41">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41">Wybierz innego BG. Ta postać pochodzi z tego samego miejsca co ty i znaliście się jako dzieci. </text:p>
        </text:list-item>
        <text:list-item>
          <text:p text:style-name="P41">Wybierz innego BG. W przeszłości, nauczył on Cię paru trików dy wykorzystania w walce.</text:p>
        </text:list-item>
        <text:list-item>
          <text:p text:style-name="P41">Wybierz innego BG. Ta postać nie pochwala Twoich metod.</text:p>
        </text:list-item>
        <text:list-item>
          <text:p text:style-name="P41">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41">Wybierz innego BG. <text:span text:style-name="T14">Zawsze próbujesz zachwycić tą postać swoimi umiejętnociami, sprytem, wyglądem lub odwagą. Może jest ona Twoim rywalem, może pragniesz jej szacunku, a może jest ona Twoim obiektem westchnień.</text:span></text:p>
        </text:list-item>
        <text:list-item>
          <text:p text:style-name="P42"><text:soft-page-break/>Wybierz innego BG. Boisz się, że jest on zazdrosny o Twoje zdolności i martwisz się, że może to doprowadzić do problemów. </text:p>
        </text:list-item>
        <text:list-item>
          <text:p text:style-name="P42">Wybierz innego BG. Przypadkowo został złapany w pułapkę, którą założyłeś i musiał się wydostać z niej o własnych siłach.</text:p>
        </text:list-item>
        <text:list-item>
          <text:p text:style-name="P42">Wybierz innego BG. Kiedyś zostałeś zatrudniony, by wyśledzić kogoś, kto był blisko tej postaci.</text:p>
        </text:list-item>
        <text:list-item>
          <text:p text:style-name="P42">Wybierz dwóch BG (najlepiej takich, którzy mogą znaleźć się na trajektorii Twoich ataków). Kiedy nie trafiasz atakiem i MG decyduje, że atak uderzył w kogoś innego niż w Twój cel, trafia on w jedną tych dwóch postaci.</text:p>
        </text:list-item>
        <text:list-item>
          <text:p text:style-name="P42">Wybierz jednego BG. Nie jesteś pewien jak ani skąd, ale ta postać posiada butelki rzadkiego alkoholu i może go dla Ciebie sprowadzić za pół ceny.</text:p>
        </text:list-item>
        <text:list-item>
          <text:p text:style-name="P42">Wybierz jednego BG. Ostatnio straciłeś posiadany przedmiot i przekonałeś samego siebie, że to ten BG go skradł. Czy tak jest w istocie zależy od niego.</text:p>
        </text:list-item>
        <text:list-item>
          <text:p text:style-name="P43">Wybierz jednego BG. On zawsze zdaje się wiedzieć, gdzie jesteś, lub przynajmniej w którym kierunku się znajdujesz w relacji do niego.</text:p>
        </text:list-item>
        <text:list-item>
          <text:p text:style-name="P43">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43">Wybierz jednego BG. Coś sprawia, że jego obecność przeszkadza w Twoich zdolnościach. Kiedy stoi on obok Ciebie, Twoje zdolności specjalizacyjne kosztują 1 dodatkowy punkt więcej.</text:p>
        </text:list-item>
        <text:list-item>
          <text:p text:style-name="P43">Wybierz jednego BG. Coś sprawia, że uzupełnia on Twoje zdolności. Kiedy stoi on obok Ciebie, pierwsza zdolność specjalizacji, z której korzystasz w ciągu danej doby, kosztuje 2 punkty mniej.</text:p>
        </text:list-item>
        <text:list-item>
          <text:p text:style-name="P43">Wybierz jednego BG. Znasz tą postać już jakiś czas, i pomogła ona C<text:span text:style-name="T15">i</text:span> zyskać kontrolę nad Twoimi zdolnościami specjalizacyjnymi.</text:p>
        </text:list-item>
        <text:list-item>
          <text:p text:style-name="P43"><text:s/><text:span text:style-name="T1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44">Wybierz jednego BG. Jego okazjonalna niezdarność i głośne zachowania irytują Cię.</text:p>
        </text:list-item>
        <text:list-item>
          <text:p text:style-name="P44">Wybierz jednego BG. W niedalekiej przeszłości, gdy trenowaliście, przypadkowo trafiłeś go swoim atakiem, poważnie go raniąc. To od niego zależy, czy żywi urazę, czy też może wybaczył tobie.</text:p>
        </text:list-item>
        <text:list-item>
          <text:p text:style-name="P44">Wybierz jednego BG. Wisi Ci on dużą sumę pieniędzy.</text:p>
        </text:list-item>
        <text:list-item>
          <text:p text:style-name="P44">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44"><text:soft-page-break/>Wybierz jednego BG. Niedawno, przypadkowo (lub celowo) sprawił on, że znalazłeś się w niebezpieczeństwie. Wszystko z Tobą teraz w porządku, ale masz się na baczności w jego obecności.</text:p>
        </text:list-item>
        <text:list-item>
          <text:p text:style-name="P45">Wybierz jednego BG. Z Twojego punktu widzenia, wydaje się on nerwowy w związku z pewną ideą, osobą lub sytuacją. Chciałbyś nauczyć go jak być bardziej wyluzowanym (jeśli tylko Ci na to pozwoli).</text:p>
        </text:list-item>
        <text:list-item>
          <text:p text:style-name="P45">Wybierz jednego BG. Kiedyś nazwał Cię on tchórzem.</text:p>
        </text:list-item>
        <text:list-item>
          <text:p text:style-name="P45">Wybierz jednego BG. Ta postać zawsze rozpoznaje Cię i Twoje ślady, nawet kiedy jesteś w przebraniu lub uciekłeś z danego miejsca dawno temu.</text:p>
        </text:list-item>
        <text:list-item>
          <text:p text:style-name="P45">Wybierz jednego BG. Niechcący spowodowałeś wypadek, który sprawił, że zapadł on w sen tak głęboki, że nie obudził się przez trzy dni. To, czy Ci wybaczył, czy też nie, zależy od niego.</text:p>
        </text:list-item>
        <text:list-item>
          <text:p text:style-name="P45">Wybierz jednego BG. Jesteś przekonany, że jesteście w jakiś sposób spokrewnieni.</text:p>
        </text:list-item>
        <text:list-item>
          <text:p text:style-name="P45">Wybierz jednego BG. Przypadkowo dowiedziałeś się czegoś, co on próbuje utrzymać w tajemnicy. </text:p>
        </text:list-item>
        <text:list-item>
          <text:p text:style-name="P45">Wybierz jednego BG. Jest on szczególnie wrażliwy na co bardziej widocznie zdolności Twojej specjalizacji, i czasami doznaje szoku trwającego parę rund, co utrudnia jego akcje. </text:p>
        </text:list-item>
        <text:list-item>
          <text:p text:style-name="P45">Wybierz jednego BG. Najwyraźniej posiada on cenny przedmiot, który kiedyś był Twój, a który przegrałeś w grach hazardowych lata temu.</text:p>
        </text:list-item>
        <text:list-item>
          <text:p text:style-name="P45">Wybierz jednego BG. Gdyby nie Ty, ta postać oblałaby w przeszłości test zdolności umysłowych.</text:p>
        </text:list-item>
        <text:list-item>
          <text:p text:style-name="P45">Wybierz jednego BG. Bazując na paru komentarzach, które podsłuchałeś, podejrzewasz, że nie darzy on Twojej strefy kompetencji lub ulubionego hobby wielką estymą. </text:p>
        </text:list-item>
        <text:list-item>
          <text:p text:style-name="P46">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46">Wybierz jednego BG. Panicznie boi się on wysokości. Chciałbyś nauczyć go, jak być bardziej wyluzowanym na wysokościach. To od niego zależy decyzja, czy się zgodzi zaakceptować Twoją pomoc.</text:p>
        </text:list-item>
        <text:list-item>
          <text:p text:style-name="P46">Wybierz jednego BG. <text:span text:style-name="T16">Jest on skeptyczny odnośnie Twoich twierdzeń o czymś ważnym, co się przytrafiło Tobie w przeszłości. Może on nawet chcieć cię zdyskredytować lub odkryć “tajemnicę” Twojej historii, choć to zależy od niego.</text:span></text:p>
        </text:list-item>
        <text:list-item>
          <text:p text:style-name="P47">Wybierz jednego BG. Ma on talent do dostrzegania, gdzie Twoje plany mają słabe punkty.</text:p>
        </text:list-item>
        <text:list-item>
          <text:p text:style-name="P47">Wybierz jednego BG. Twarz tej postaci jest tak intrygująca z powodów, których nie rozumiesz, że czasami ją szkicujesz w piasku lub innym medium, do którego masz dostęp.</text:p>
        </text:list-item>
        <text:list-item>
          <text:p text:style-name="P47">Wybierz jednego BG. Ta postać ma dodatkowy zwykły przedmiot od Ciebie – może to być coś, co zrobiłeś lub po prostu coś, co jej ofiarowałeś. (Dany gracz wybiera przedmiot.)</text:p>
        </text:list-item>
        <text:list-item>
          <text:p text:style-name="P47"><text:soft-page-break/>Wybierz jednego BG. Wynajął on Cię, byś wykonał dla niego pewną robotę. Otrzymałeś zapłatę, ale jeszcze nie wykonałeś tej pracy.</text:p>
        </text:list-item>
        <text:list-item>
          <text:p text:style-name="P47">Wybierz jednego BG. Pracowaliście razem kiedyś, i skończyło się to źle.</text:p>
        </text:list-item>
        <text:list-item>
          <text:p text:style-name="P47">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27">Twoje robotyczne twory robią to, czego od nich zażądasz. </text:p>
      <text:p text:style-name="P18"><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18">Poziom 1: Robot-Asystent</text:p>
      <text:p text:style-name="P18">Poziom 1: Twórco Robotów</text:p>
      <text:p text:style-name="P18">Poziom 2: Kontrola Robotów</text:p>
      <text:p text:style-name="P18">Poziom 3: Kompan-Ekspert lub Umiejętna Obrona</text:p>
      <text:p text:style-name="P18">Poziom 4: Unowocześnienie Robota</text:p>
      <text:p text:style-name="P18">Poziom 5: Armia Robotów</text:p>
      <text:p text:style-name="P18">Poziom 6: Robotyczna Ewolucja lub Unowocześnienie Robota</text:p>
      <text:p text:style-name="P18">Wtrącenie MG: Robot zostaje zhackowany, działa randomowo lub niespodziewanie wybucha.</text:p>
      <text:p text:style-name="P14">Chroni Słabszych</text:p>
      <text:p text:style-name="P21">Pomagasz słabszym, pragnącym pomocy i bezsilnym.</text:p>
      <text:p text:style-name="P19"><text:span text:style-name="T19">Poziom</text:span> 1: <text:span text:style-name="T19">Odwaga</text:span></text:p>
      <text:p text:style-name="P20"><text:span text:style-name="T19">Poziom</text:span> 1: <text:span text:style-name="T19">Tarcza Obronna</text:span></text:p>
      <text:p text:style-name="P20"><text:span text:style-name="T19">Poziom</text:span> 2: <text:span text:style-name="T20">Wierny Obrońca</text:span></text:p>
      <text:p text:style-name="P20"><text:span text:style-name="T19">Poziom</text:span> 2: <text:span text:style-name="T20">Empatia</text:span></text:p>
      <text:p text:style-name="P20"><text:span text:style-name="T19">Poziom</text:span> 3: <text:span text:style-name="T20">Podwójni Bronieni lub Prawdziwy Strażnik</text:span></text:p>
      <text:p text:style-name="P20"><text:span text:style-name="T19">Poziom</text:span> 4: <text:span text:style-name="T20">Wyzwanie Bojowe</text:span></text:p>
      <text:p text:style-name="P20"><text:span text:style-name="T19">Poziom</text:span> 5: <text:span text:style-name="T20">Chętna Ofiara</text:span></text:p>
      <text:p text:style-name="P20"><text:span text:style-name="T19">Poziom</text:span> 6: Res<text:span text:style-name="T20">uscytacja lub Prawdziwy Obrońca</text:span></text:p>
      <text:p text:style-name="P22">Wtrącenie MG: Postać skupiona na ochronie innych może czasami wystawić samą siebie do ataku.</text:p>
      <text:p text:style-name="P14">Chroni Wrota</text:p>
      <text:p text:style-name="P24">Każdy chce mieć Ciebie po swojej stronie w walce, ponieważ nic Cię nie omija.</text:p>
      <text:p text:style-name="P24">Poziom 1: Ufortyfikowana Pozycja</text:p>
      <text:p text:style-name="P24">Poziom 1: Do Mnie!</text:p>
      <text:p text:style-name="P24">Poziom 2: Moc i Umysł</text:p>
      <text:p text:style-name="P24">Poziom 3: Budujący Umocnienia lub Odbicie Ataków</text:p>
      <text:p text:style-name="P24">Poziom 4: Większa Ulepszona Moc</text:p>
      <text:p text:style-name="P24">Poziom 5: Pole Wzmacniające</text:p>
      <text:p text:style-name="P24">Poziom 6: Generacja Pola Siłowego lub Atak Oszałamiający</text:p>
      <text:p text:style-name="P25">Wtrącenie MG: Strategicznie ważna struktura się zapada. Wróg atakuje z niespodziewanej strony.</text:p>
      <text:p text:style-name="P14"><text:soft-page-break/>Dotyka Nieba</text:p>
      <text:p text:style-name="P24">Kontrolujesz pogodę.</text:p>
      <text:p text:style-name="P24">Poziom 1: Unoszenie się</text:p>
      <text:p text:style-name="P24">Poziom 2: <text:span text:style-name="T21">Zbroja Wiatru</text:span></text:p>
      <text:p text:style-name="P24">Poziom 3: <text:span text:style-name="T21">Promienie Mocy lub</text:span> <text:span text:style-name="T21">Przywołanie Burzy</text:span></text:p>
      <text:p text:style-name="P24">Poziom 4: <text:span text:style-name="T21">Jeździec Wiatru</text:span></text:p>
      <text:p text:style-name="P24">Poziom 5: <text:span text:style-name="T21">Emisja Zimna</text:span></text:p>
      <text:p text:style-name="P24">Poziom 6: <text:span text:style-name="T21">Kontrola Pogody lub</text:span> <text:span text:style-name="T21">Rydwan Wiatru</text:span></text:p>
      <text:p text:style-name="P26">Wtrącenie MG: Sojusznik jest przypadkowo trafiony przez błyskawicę. Niespodziewane uziemienie zadaje obrażenia. Pogoda jest zmieniona w niewłaściwy sposób i burza wyrywa się spod kontroli. </text:p>
      <text:p text:style-name="P14">Działa pod Przykrywką</text:p>
      <text:p text:style-name="P28">Pod przebraniem kogoś innego, szukasz odpowiedzi, które potężni tego świata pragną zachować dla siebie. </text:p>
      <text:p text:style-name="P29">(Ktoś kto Działa pod Przykrywką może mieć zestaw do przebierania się jako dodatkowy ekwipunek).</text:p>
      <text:p text:style-name="P29">Tier 1: Śledztwo</text:p>
      <text:p text:style-name="P29">Tier 2: Przebranie</text:p>
      <text:p text:style-name="P29">Tier 3: Agent-Prowokator lub Bieg i Walka</text:p>
      <text:p text:style-name="P29">Tier 4: Niezłe Oszustwo</text:p>
      <text:p text:style-name="P29">Tier 5: Korzystanie z Dostępnych Opcji</text:p>
      <text:p text:style-name="P29">Tier 6: Zaufaj Swemu Szcześciu lub Śmiertelny Cios</text:p>
      <text:p text:style-name="P29">Wtrącenie MG: Pech może zepsuć najlepszy plan. Przebrenie zawodzi. Sprzymierzeńcy okazują się również być agentami.</text:p>
      <text:p text:style-name="P14">Dzierży Dwie Bronie Naraz</text:p>
      <text:p text:style-name="P29">Dzierżysz stal w obydwu rękach, gotowy stanąć naprzeciwko każdego wroga. </text:p>
      <text:p text:style-name="P29">Tier 1: Podwójne Władanie Lekkimi Broniami </text:p>
      <text:p text:style-name="P29">Tier 2: Podwójny Cios</text:p>
      <text:p text:style-name="P29">Tier 2: Infiltrator</text:p>
      <text:p text:style-name="P29">Tier 3: Podwójne Władanie Średnią Bronią lub Precyzyjne Cięcie</text:p>
      <text:p text:style-name="P29">Tier 4: Podwójna Obrona</text:p>
      <text:p text:style-name="P29">Tier 5: Podwójne Rozproszenie Uwagi</text:p>
      <text:p text:style-name="P29">Tier 6: Rozbrojenie lub Wielokrotny Atak</text:p>
      <text:p text:style-name="P29">Wtrącenie MG: Ostrze łamie się w połowie lub broń wypada z dłoni swego nosiciela. </text:p>
      <text:p text:style-name="P14"><text:soft-page-break/>Dzierży Magiczną Broń</text:p>
      <text:p text:style-name="P30">Posiadasz broń o dziwnych właściwościach i Twoja wiedza o jej mocy pozwoliła Ci stworzyć unikalny styl walki.</text:p>
      <text:p text:style-name="P30">Tier 1: Zaczarowana Broń</text:p>
      <text:p text:style-name="P30">Tier 1: Wrodzona Moc</text:p>
      <text:p text:style-name="P30">Tier 1: Naładowanie Broni</text:p>
      <text:p text:style-name="P30">Tier 2: Uderzenie Mocy</text:p>
      <text:p text:style-name="P30">Tier 3: Szybki Atak lub Rzut Zaczarowaną Bronią</text:p>
      <text:p text:style-name="P30">Tier 4: Broń Defensywna</text:p>
      <text:p text:style-name="P30">Tier 5: Zaczarowany Ruch</text:p>
      <text:p text:style-name="P30">Tier 6: Smiertelny Cios lub Wielokrotny Atak</text:p>
      <text:p text:style-name="P30">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0">Możesz latać i jesteś supersilny, ciężki w uszkodzeniu, a także szybki. Czy jest coś, czego nie możesz zrobić?</text:p>
      <text:p text:style-name="P30">Tier 1: Unoszenie się</text:p>
      <text:p text:style-name="P30">Tier 2: Większy Ulepszony Potencjał</text:p>
      <text:p text:style-name="P30">Tier 3: Ukryta Siła lub Rentgen w Oczach</text:p>
      <text:p text:style-name="P30">Tier 4: W Mgnieniu Oka</text:p>
      <text:p text:style-name="P30">Tier 4: Rozpęd</text:p>
      <text:p text:style-name="P30">Tier 5: Jeszcze Żywy</text:p>
      <text:p text:style-name="P30">Tier 6: palące światło lub Zignorowanie Przeszkody</text:p>
      <text:p text:style-name="P30">Wtrącenie MG: Nemezis Cię odnajduje. Odnaleziono dziwny materiał, któy niweluje moce postacu. </text:p>
      <text:p text:style-name="P14">Gra w Zbyt Wiele Gier</text:p>
      <text:p text:style-name="P30">Lekcje, refleks i strategie, których się nauczyłeś, grając w zbyt wiele gier, mają zastosowanie w prawdziwym życiu, gdzie ludzie, którzy nie grają dostatecznie dużo muszą się szczególnie męczyć. </text:p>
      <text:p text:style-name="P30">Tier 1: <text:span text:style-name="T22">Lekcje z Gier</text:span></text:p>
      <text:p text:style-name="P30">Tier 1: Gamer</text:p>
      <text:p text:style-name="P30">Tier 2: <text:span text:style-name="T22">Oczy Przyzwyczajone do Ciemności</text:span></text:p>
      <text:p text:style-name="P30">Tier 2: <text:span text:style-name="T22">Odporność na Sztuczki</text:span></text:p>
      <text:p text:style-name="P30">Tier 3: <text:span text:style-name="T22">Cel Snipera lub</text:span> <text:span text:style-name="T22">Ulepszone Skupienie w Szybkości</text:span></text:p>
      <text:p text:style-name="P30"><text:soft-page-break/>Tier 4: <text:span text:style-name="T22">Gierki Umysłowe</text:span></text:p>
      <text:p text:style-name="P30">Tier 4: <text:span text:style-name="T22">Ulepszony Intelekt</text:span></text:p>
      <text:p text:style-name="P30">Tier 5: <text:span text:style-name="T22">Wytrzymałość Gracza</text:span></text:p>
      <text:p text:style-name="P30">Tier 6: <text:span text:style-name="T22">Regeneracja Umysłu</text:span> <text:span text:style-name="T22">lub Bóg Gier</text:span></text:p>
      <text:p text:style-name="P31">Wtrącenie MG: Chybiony atak trafie nie ten cel. Ekwipunek siępsuje. Czasami ludzie reaguję nagatywnie na kogoś, kto przeżył większość swego życia w wyimaginowanych światach gier.</text:p>
      <text:p text:style-name="P14">Grzmi</text:p>
      <text:p text:style-name="P32">Emitujesz destruktywne dźwięki i manipulujesz nimi.</text:p>
      <text:p text:style-name="P32">Tier 1: Promień Grzmotu</text:p>
      <text:p text:style-name="P32">Tier 2: Bariera Konwersji Dźwięku</text:p>
      <text:p text:style-name="P32">Tier 3: Tłumienie Dźwięków lub Echolokacja</text:p>
      <text:p text:style-name="P32">Tier 4: Okrzyk Roztrzaskania</text:p>
      <text:p text:style-name="P32">Tier 5: Subsoniczny Hałas</text:p>
      <text:p text:style-name="P32">Tier 5: Wzmocnienie Dźwięku</text:p>
      <text:p text:style-name="P32">Tier 6: Trzęsienie Ziemi lub Śmiertelna Wibracja</text:p>
      <text:p text:style-name="P32">Wtrącenie MG: Głośne hałasy przyciągają uwagę.</text:p>
      <text:p text:style-name="P14">Ignoruje Fizyczny Dystans</text:p>
      <text:p text:style-name="P32">Możesz się teleportować w jedno miejsce z drugiego poprzez krótki pobyt w równoległym wymiarze.</text:p>
      <text:p text:style-name="P32">Tier 1: <text:span text:style-name="T23">Wymiarowy Ścisk</text:span></text:p>
      <text:p text:style-name="P32">Tier 2: <text:span text:style-name="T23">Oportunista</text:span></text:p>
      <text:p text:style-name="P32">Tier 3: <text:span text:style-name="T23">Obronna Teleportacja lub</text:span> <text:span text:style-name="T23">Skoki Teleportacyjne</text:span></text:p>
      <text:p text:style-name="P32">Tier 4: <text:span text:style-name="T23">Krótka Teleportacja</text:span></text:p>
      <text:p text:style-name="P32">Tier 5: <text:span text:style-name="T23">Średnia Teleportacja</text:span></text:p>
      <text:p text:style-name="P32">Tier 6: Teleporta<text:span text:style-name="T23">cja lub</text:span> <text:span text:style-name="T23">Rana Teleportacyjna</text:span></text:p>
      <text:p text:style-name="P33">Wtrącenie MG: Teleportacja kończy się źle, umieszczając postać w niebezpiecznym miejscu. Bezwładność (np.: wskutek spadania) trwa podczas teleportacji, raniąc postać. </text:p>
      <text:p text:style-name="P14">Infiltruje</text:p>
      <text:p text:style-name="P34">Subtelność, chytrość i ukradkowość pozwalają Ci na dostęp tam, gdzie inni nie mogą.</text:p>
      <text:p text:style-name="P34">Tier 1: Umiejętności Złodzieja</text:p>
      <text:p text:style-name="P34">Tier 1: Wyczucie Pobudek</text:p>
      <text:p text:style-name="P34">Tier 2: Impersonacja</text:p>
      <text:p text:style-name="P34">Tier 2: Ucieczka, nie Walka</text:p>
      <text:p text:style-name="P34"><text:soft-page-break/>Tier 3: Świadomość lub Umiejętny Atak</text:p>
      <text:p text:style-name="P34">Tier 4: Niewidzialność</text:p>
      <text:p text:style-name="P34">Tier 5: Unik</text:p>
      <text:p text:style-name="P34">Tier 6: Pranie Mózgu lub Odsunięcie się</text:p>
      <text:p text:style-name="P34">Wtrącenie MG: Szpiegów traktuje się okrutnie, gdy się ich złapie. Ich sprzymierzeńcy się ich wypierają. Pewnych sekretów lepiej nigdy nie poznać.</text:p>
      <text:p text:style-name="P14">Interpretuje Prawo</text:p>
      <text:p text:style-name="P34">Jest twoją rzeczą naginanie innych do swoich poglądów.</text:p>
      <text:p text:style-name="P34">Tier 1: <text:span text:style-name="T24">Dyplomata</text:span></text:p>
      <text:p text:style-name="P34">Tier 1: <text:span text:style-name="T24">Wiedza Prawnicza</text:span></text:p>
      <text:p text:style-name="P34">Tier 2: Deb<text:span text:style-name="T24">ata</text:span></text:p>
      <text:p text:style-name="P34">Tier 3: <text:span text:style-name="T24">Przydatna Pomoc lub Ulepszone Skupienie w Inteligencji</text:span></text:p>
      <text:p text:style-name="P34">Tier 4: <text:span text:style-name="T24">Przerażenie</text:span></text:p>
      <text:p text:style-name="P34">Tier 5: <text:span text:style-name="T24">Nikt nie Wie Lepiej</text:span></text:p>
      <text:p text:style-name="P34">Tier 6: <text:span text:style-name="T24">Większy Ulepszony Potencjał lub</text:span> <text:span text:style-name="T24">Prawnik-Stażysta</text:span></text:p>
      <text:p text:style-name="P35">Wtrącenie MG: Ludzie nie lubią wszystkowiedzących. Rozproszenie lub przeszkodzenie przeszkadza w argumencie prawniczym.</text:p>
      <text:p text:style-name="P14">Istnieje Częściowo Poza Fazą</text:p>
      <text:p text:style-name="P36">Częściowo przezroczysty, jesteś w części poza fazą i możesz się przemieszczać przez ciała stałe. </text:p>
      <text:p text:style-name="P36">Tier 1: Przechodzenie Przez Ściany</text:p>
      <text:p text:style-name="P36">Tier 2: Defensywne Znikanie</text:p>
      <text:p text:style-name="P36">Tier 3: Atak Fazowy lub Drzwi Fazowe</text:p>
      <text:p text:style-name="P36">Tier 4: Duch</text:p>
      <text:p text:style-name="P36">Tier 5: Nietykalny</text:p>
      <text:p text:style-name="P36">Tier 6: Ulepszony Atak Fazowy lub Wyfazowanie Wroga</text:p>
      <text:p text:style-name="P36">Wtrącenie MG: Postać wyfazowuje się w nieznany wymiar. Postać gubi się w dużym ciele stałym. </text:p>
      <text:p text:style-name="P17">Istnieje w Dwóch Miejscach Naraz</text:p>
      <text:p text:style-name="P36">Istniejesz w dwóch miejscach w tym samym czasie.</text:p>
      <text:p text:style-name="P37">Tier 1: <text:span text:style-name="T25">Kopia</text:span></text:p>
      <text:p text:style-name="P37">Tier 2: <text:span text:style-name="T25">Dzielone Zmysły</text:span></text:p>
      <text:p text:style-name="P37">Tier 3: <text:span text:style-name="T25">Ulepszona Kopia lub</text:span> <text:span text:style-name="T25">Odporna Kopia</text:span></text:p>
      <text:p text:style-name="P37">Tier 4: <text:span text:style-name="T25">Przekaz Obrażeń</text:span></text:p>
      <text:p text:style-name="P37"><text:soft-page-break/>Tier 5: <text:span text:style-name="T25">Skoordynowany Wysiłek</text:span></text:p>
      <text:p text:style-name="P37">Tier 6: <text:span text:style-name="T25">Wielość lub</text:span> <text:span text:style-name="T25">Odporna Kopia</text:span></text:p>
      <text:p text:style-name="P37"><text:span text:style-name="T25">Wtrącenie MG</text:span>: <text:span text:style-name="T25">Obserwacja świata z dwóch odmiennych perspektyw dezorientuje postać, powodując zawroty głowy, wymioty lub konfuzję.</text:span></text:p>
      <text:p text:style-name="P14">Izoluje Umysł od Ciała</text:p>
      <text:p text:style-name="P49">Twój umysł opuszcza Twoje ciało, by widzieć odległe miejsca i poznawać sekrety, których nie da się poznać inaczej.</text:p>
      <text:p text:style-name="Text_20_body">Tier 1: <text:span text:style-name="T26">Trzecie Oko</text:span></text:p>
      <text:p text:style-name="Text_20_body">Tier 2: <text:span text:style-name="T26">Otwarty Umysł</text:span></text:p>
      <text:p text:style-name="Text_20_body">Tier 2: <text:span text:style-name="T26">Wyostrzone Zmysły</text:span></text:p>
      <text:p text:style-name="Text_20_body">Tier 3: <text:span text:style-name="T26">Zdalne Trzecie Oko lub</text:span> <text:span text:style-name="T26">Odnalezienie Ukrytych</text:span></text:p>
      <text:p text:style-name="Text_20_body">Tier 4: Sensor</text:p>
      <text:p text:style-name="Text_20_body">Tier 5: Ps<text:span text:style-name="T26">ioniczny Pasażer</text:span></text:p>
      <text:p text:style-name="Text_20_body">Tier 6: <text:span text:style-name="T26">Projekcja Mentalna lub</text:span> <text:span text:style-name="T26">Ulepszony Sensor</text:span></text:p>
      <text:p text:style-name="P49">Wtrącenie MG: Ponowne połączenie ciała i umysłu może czasami być dezorientujące i wymagać od postaci spędzenia paru minut na dostrajaniu się. </text:p>
      <text:p text:style-name="P14">Jaśnieje Światłością</text:p>
      <text:p text:style-name="P23"><text:span text:style-name="T26">Możesz tworzyć ś</text:span><text:span text:style-name="T28">w</text:span><text:span text:style-name="T26">iatło, kształtować je, naginać lub gromadzić jako broń. </text:span></text:p>
      <text:p text:style-name="P19">Tier 1: <text:span text:style-name="T28">Oświecony</text:span></text:p>
      <text:p text:style-name="P19">Tier 1: <text:span text:style-name="T28">Dotyk Oświecenia</text:span></text:p>
      <text:p text:style-name="P19">Tier 2: <text:span text:style-name="T28">Oszałamiające Światło</text:span></text:p>
      <text:p text:style-name="P19">Tier 3: <text:span text:style-name="T28">Palące Światło lub Umiejętna Obrona</text:span></text:p>
      <text:p text:style-name="P19">Tier 4: <text:span text:style-name="T28">Światło Słońca </text:span></text:p>
      <text:p text:style-name="P19">Tier 5: <text:span text:style-name="T28">Niewidzialność</text:span></text:p>
      <text:p text:style-name="P19">Tier 6: <text:span text:style-name="T28">Żywe Światło lub Pole Obronne</text:span></text:p>
      <text:p text:style-name="P51"><text:span text:style-name="T28">Wtrącenie MG: Sprzymierzeńcy są przypadkowo oszołomieni lub oślepieni. Jasne błyski przywołują strażników. </text:span></text:p>
      <text:p text:style-name="P14">Jest Bardzo Silny</text:p>
      <text:p text:style-name="P52"><text:span text:style-name="T29">Jesteś umięśniony, możesz podnosić wielkie ciężary i przebijać się przez drzwi.</text:span></text:p>
      <text:p text:style-name="Text_20_body">Tier 1: At<text:span text:style-name="T29">leta</text:span></text:p>
      <text:p text:style-name="Text_20_body">Tier 1: <text:span text:style-name="T29">Ulepszone Skupieni</text:span>e <text:span text:style-name="T29">w Mocy</text:span></text:p>
      <text:p text:style-name="Text_20_body">Tier 2: <text:span text:style-name="T29">Pokaz Siły</text:span></text:p>
      <text:p text:style-name="Text_20_body">Tier 3: <text:span text:style-name="T29">Żelazne Pięści lub Rzut</text:span></text:p>
      <text:p text:style-name="Text_20_body"><text:soft-page-break/>Tier 4: <text:span text:style-name="T29">Większa Ulepszona Moc</text:span></text:p>
      <text:p text:style-name="Text_20_body">Tier 5: <text:span text:style-name="T29">Brutalne Uderzenie</text:span></text:p>
      <text:p text:style-name="Text_20_body">Tier 6: <text:span text:style-name="T29">Większa Ulepszona Moc lub</text:span> <text:span text:style-name="T29">Atak z Wyskoku</text:span></text:p>
      <text:p text:style-name="P52"><text:span text:style-name="T29">Wtrącenie MG: Łatwo jest zniszczyć delikatne przedmioty lub kogoś przypadkowo zranić</text:span></text:p>
      <text:p text:style-name="Text_20_body"><text:span text:style-name="T27">Jest Idolem Milionów</text:span></text:p>
      <text:p text:style-name="P52"><text:span text:style-name="T29">Jesteś celebrytą i większość ludzi Cię uwielbia.</text:span></text:p>
      <text:p text:style-name="Text_20_body">Tier 1: <text:span text:style-name="T29">Świta</text:span></text:p>
      <text:p text:style-name="Text_20_body">Tier 1: <text:span text:style-name="T29">Talent Celebryty</text:span></text:p>
      <text:p text:style-name="Text_20_body">Tier 2: <text:span text:style-name="T29">Zalety Sławy</text:span></text:p>
      <text:p text:style-name="Text_20_body">Tier 3: <text:span text:style-name="T29">Ulepszone Zdrowie lub Umiejętny Atak</text:span></text:p>
      <text:p text:style-name="Text_20_body">Tier 4: <text:span text:style-name="T29">Zachwyt Światła Gwiazd</text:span></text:p>
      <text:p text:style-name="Text_20_body">Tier 4: <text:span text:style-name="T29">Kompan-Ekspert</text:span></text:p>
      <text:p text:style-name="P52">Tier 5: <text:span text:style-name="T9">Czy </text:span><text:span text:style-name="T10">T</text:span><text:span text:style-name="T11">y</text:span><text:span text:style-name="T10"> </text:span><text:span text:style-name="T9">Wiesz W Ogóle Kim Jestem?</text:span></text:p>
      <text:p text:style-name="Text_20_body">Tier 6: <text:span text:style-name="T29">Oratorska Inspiracja lub</text:span> <text:span text:style-name="T29">Ulepszony Kompan</text:span></text:p>
      <text:p text:style-name="P52"><text:span text:style-name="T29">Wtrąceni</text:span><text:span text:style-name="T30">e</text:span><text:span text:style-name="T29">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3"><text:span text:style-name="T31">Posiadasz psioniczny dar, który <text:s/>pozwala Ci widzieć to, czego inni nie mogą.</text:span></text:p>
      <text:p text:style-name="Text_20_body">Tier 1: <text:span text:style-name="T31">Postrzeganie Niewidocznego</text:span></text:p>
      <text:p text:style-name="Text_20_body">Tier 2: <text:span text:style-name="T31">Rentgen w Oczach</text:span></text:p>
      <text:p text:style-name="Text_20_body">Tier 3: <text:span text:style-name="T31">Odnalezienie Ukrytych lub </text:span>Sensor</text:p>
      <text:p text:style-name="Text_20_body">Tier 4: <text:span text:style-name="T31">Widzenie na Odległość</text:span></text:p>
      <text:p text:style-name="Text_20_body">Tier 5: <text:span text:style-name="T31">Postrzeganie Czasu</text:span></text:p>
      <text:p text:style-name="Text_20_body">Tier 6: <text:span text:style-name="T31">Projekcja Mentalna lub</text:span> <text:span text:style-name="T31">Całkowita Świadomość</text:span></text:p>
      <text:p text:style-name="P53"><text:span text:style-name="T31">Wtrącenie MG: Pewne sekrety są zbyt okropne, by je poznać.</text:span></text:p>
      <text:p text:style-name="P14"><text:span text:style-name="T4">J</text:span>est Jednoosobowym Bastionem</text:p>
      <text:p text:style-name="P54">Twoja zbroja, wraz z Twoim rozmiarem, siłą, treningiem lub wszczepami bionicznymi, czyni Ciętrudnym do przemieszczenia lub zaatakowania.</text:p>
      <text:p text:style-name="P55"><text:span text:style-name="T32">(Pewne postaci, które Są Jednoosobowym Bastionem, mogą już być ekspertami w pancerzach. Mogą one wybrać inną zdolność1-szego poziomu niż Wyszkolony w Zbroi)</text:span></text:p>
      <text:p text:style-name="Text_20_body">Tier 1: <text:span text:style-name="T32">Wyszkolony w Zbroi</text:span></text:p>
      <text:p text:style-name="Text_20_body">Tier 1: <text:span text:style-name="T32">Doświadczony Obrońca</text:span></text:p>
      <text:p text:style-name="Text_20_body"><text:soft-page-break/>Tier 2: <text:span text:style-name="T32">Odporność na Żywioły</text:span></text:p>
      <text:p text:style-name="Text_20_body">Tier 3: <text:span text:style-name="T32">Nieporuszalny</text:span></text:p>
      <text:p text:style-name="Text_20_body">Tier 3: <text:span text:style-name="T32">Większa Ulepszona Moc lub Wyszkolony we Wszystkich Broniach</text:span></text:p>
      <text:p text:style-name="Text_20_body">Tier 4: <text:span text:style-name="T32">Żywa Ściana</text:span></text:p>
      <text:p text:style-name="Text_20_body">Tier 5: <text:span text:style-name="T32">Wytrzymały</text:span></text:p>
      <text:p text:style-name="Text_20_body">Tier 5: <text:span text:style-name="T32">Mistrzowska Biegłość w Pancerzach</text:span></text:p>
      <text:p text:style-name="Text_20_body">Tier 6: <text:span text:style-name="T32">Śmiertelne Obrażenia lub</text:span> <text:span text:style-name="T32">Wyszkolony w Tarczach</text:span></text:p>
      <text:p text:style-name="P55"><text:span text:style-name="T32">Wtrącenie MG: Zbroja się uszkadza. Mali wrogowie atakują Cię w sprytny sposób. </text:span></text:p>
      <text:p text:style-name="Text_20_body"><text:span text:style-name="T27">Jest Mistrzem Obrony</text:span> (Masters Defense)</text:p>
      <text:p text:style-name="Text_20_body">Jest Poszukiwany Przez Prawo (Is Wanted by the Law)</text:p>
      <text:p text:style-name="Text_20_body">Jest Stworzony z Kamienia (Abides in Stone)</text:p>
      <text:p text:style-name="Text_20_body">Jeździ Jak Maniak (Drives Like A Maniac)</text:p>
      <text:p text:style-name="Text_20_body">Kocha Pustkę (Loves the Void)</text:p>
      <text:p text:style-name="Text_20_body">Kontroluje Bestie (Controls Beasts)</text:p>
      <text:p text:style-name="Text_20_body">Kopiuje Supermoce (Copies Superpowers)</text:p>
      <text:p text:style-name="Text_20_body">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text:soft-page-break/>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text:soft-page-break/>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06T02:53:27.762000000</dc:date>
    <meta:editing-duration>PT3H35M42S</meta:editing-duration>
    <meta:editing-cycles>27</meta:editing-cycles>
    <meta:generator>LibreOffice/7.1.4.2$Windows_X86_64 LibreOffice_project/a529a4fab45b75fefc5b6226684193eb000654f6</meta:generator>
    <meta:document-statistic meta:table-count="0" meta:image-count="0" meta:object-count="0" meta:page-count="16" meta:paragraph-count="392" meta:word-count="4318" meta:character-count="28840" meta:non-whitespace-character-count="24921"/>
  </office:meta>
</office:document-meta>
</file>